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>
      <loext:graphic-properties draw:fill="solid" draw:fill-color="#2a6099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style:writing-mode="lr-tb"/>
      <style:text-properties style:font-name="Ubuntu" fo:font-size="15pt" style:font-size-asian="15pt" style:font-size-complex="15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2a6099"/>
      <style:paragraph-properties style:writing-mode="lr-tb"/>
      <style:text-properties fo:color="#ffffff" loext:opacity="100%" style:font-name="Ubuntu" fo:font-size="15pt" style:font-size-asian="15pt" style:font-size-complex="15pt"/>
    </style:style>
    <style:style style:name="P7" style:family="paragraph">
      <loext:graphic-properties draw:fill="solid" draw:fill-color="#2a6099"/>
      <style:paragraph-properties style:writing-mode="lr-tb"/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style:font-name="Ubuntu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333333" loext:opacity="100%" style:font-name="Ubuntu" fo:font-size="13pt" style:font-size-asian="13pt" style:font-size-complex="13pt"/>
    </style:style>
    <style:style style:name="T4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loext:opacity="100%" style:font-name="Ubuntu" fo:font-size="15pt" style:font-size-asian="15pt" style:font-size-complex="15pt"/>
    </style:style>
    <style:style style:name="T7" style:family="text">
      <style:text-properties fo:color="#ffffff" loext:opacity="100%" style:font-name="Ubuntu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svg:stroke-color="#000000" draw:fill="solid" draw:fill-color="#2a6099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a933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a933" draw:fill="none" draw:fill-color="#ffffff" fo:min-height="1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a933" draw:fill="none" draw:fill-color="#ffffff" fo:min-height="3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a933" draw:fill="none" draw:fill-color="#ffffff" fo:min-height="1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0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2a6099" fo:min-height="11.2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2a6099" fo:min-height="11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8" draw:text-style-name="P7" svg:width="2.8949in" svg:height="11.6925in" svg:x="-0.8516in" svg:y="-0.7874in"><draw:text-box><text:p/></draw:text-box></draw:frame><draw:frame text:anchor-type="paragraph" draw:z-index="1" draw:name="Text Frame 2" draw:style-name="gr7" draw:text-style-name="P6" svg:width="2.5732in" svg:height="11.2504in" svg:x="-0.6327in" svg:y="-0.5783in"><draw:text-box><text:p><text:span text:style-name="T5"/></text:p><text:p><text:span text:style-name="T5"/></text:p><text:p><text:span text:style-name="T5">INFORMACIÓN DE CONTACTO</text:span></text:p><text:p><text:span text:style-name="T6"/></text:p><text:p><text:span text:style-name="T7">Email</text:span></text:p><text:p><text:span text:style-name="T6">mjavierrt14@gmail.com</text:span></text:p><text:p><text:span text:style-name="T6"/></text:p><text:p><text:span text:style-name="T7">Dirección: </text:span><text:span text:style-name="T6"><text:line-break/></text:span><text:span text:style-name="T6">Ibarra, Ecuador</text:span></text:p><text:p><text:span text:style-name="T6"/></text:p><text:p><text:span text:style-name="T7">Teléfono:</text:span><text:span text:style-name="T6"><text:line-break/></text:span><text:span text:style-name="T6">+593 99 262 3321</text:span></text:p><text:p><text:span text:style-name="T6"/></text:p><text:p><text:span text:style-name="T6"/></text:p><text:p><text:span text:style-name="T5"/></text:p><text:p><text:span text:style-name="T5"/></text:p><text:p><text:span text:style-name="T5">HABILIDADES</text:span></text:p><text:p><text:span text:style-name="T6"/></text:p><text:p><text:span text:style-name="T6">Desarrollo web</text:span></text:p><text:p><text:span text:style-name="T6"/></text:p><text:p><text:span text:style-name="T6">SCRUM</text:span></text:p><text:p><text:span text:style-name="T6"/></text:p><text:p><text:span text:style-name="T6">BDD</text:span></text:p><text:p><text:span text:style-name="T6"/></text:p><text:p><text:span text:style-name="T6">Empatía</text:span></text:p><text:p><text:span text:style-name="T6"/></text:p><text:p><text:span text:style-name="T6">Pensamiento lógico</text:span></text:p><text:p><text:span text:style-name="T6"/></text:p><text:p><text:span text:style-name="T6">Capacidad de análisis</text:span></text:p><text:p><text:span text:style-name="T6"/></text:p><text:p><text:span text:style-name="T6">Iniciativas para compartir con el equipo</text:span></text:p><text:p><text:span text:style-name="T6"/></text:p><text:p><text:span text:style-name="T6">Pasión por enseñar</text:span></text:p><text:p><text:span text:style-name="T6"/></text:p><text:p><text:span text:style-name="T6">Inglés intermedio</text:span></text:p></draw:text-box></draw:frame><draw:frame text:anchor-type="paragraph" draw:z-index="2" draw:name="Text Frame 3" draw:style-name="gr6" draw:text-style-name="P5" svg:width="5.1252in" svg:height="10.7504in" svg:x="2.211in" svg:y="-0.1618in"><draw:text-box><text:p/></draw:text-box></draw:frame><draw:frame text:anchor-type="paragraph" draw:z-index="3" draw:name="Text Frame 4" draw:style-name="gr5" draw:text-style-name="P3" svg:width="5.1252in" svg:height="1.3232in" svg:x="2.211in" svg:y="-0.1618in"><draw:text-box><text:p><text:span text:style-name="T4">MARLON JAVIER RUIZ TARUCHAIN</text:span></text:p><text:p><text:span text:style-name="T3">Backend &amp; Web Developer</text:span></text:p><text:p><text:span text:style-name="T3"/></text:p></draw:text-box></draw:frame><draw:frame text:anchor-type="paragraph" draw:z-index="4" draw:name="Text Frame 5" draw:style-name="gr4" draw:text-style-name="P3" svg:width="5.126in" svg:height="3.9657in" svg:x="2.2102in" svg:y="0.661in"><draw:text-box><text:p><text:span text:style-name="T1">Perfil</text:span></text:p><text:p text:style-name="P2"><text:span text:style-name="T2">Soy un programador con 4 años de experiencia en el desarrollo frontend utilizando React.js, Apollo Client y JavaScript. Tengo un dominio experto en JavaScript y he trabajado en numerosos proyectos utilizando tecnologías como HTML, CSS y bibliotecas como Bootstrap, Material UI y muchas más.</text:span></text:p><text:p text:style-name="P2"><text:span text:style-name="T2"/></text:p><text:p text:style-name="P2"><text:span text:style-name="T2">En el ámbito del backend, tengo 3 años de experiencia trabajando con Python. He utilizado frameworks como Flask y he utilizado herramientas como SQLAlchemy para interactuar con bases de datos. También tengo conocimientos en GraphQL, específicamente con la biblioteca Graphene-SQLAlchemy, para crear APIs flexibles. Además, uso Docker, lo que me permite desplegar aplicaciones de manera rápida y eficiente. </text:span></text:p><text:p text:style-name="P2"><text:span text:style-name="T2"/></text:p><text:p text:style-name="P2"><text:span text:style-name="T2">Mis conocimientos y mi experiencia me permite trabajar en proyectos desafiantes y estoy siempre interesado en ampliar mis conocimientos y habilidades tecnológicas.</text:span></text:p></draw:text-box></draw:frame><draw:frame text:anchor-type="paragraph" draw:z-index="5" draw:name="Text Frame 6" draw:style-name="gr3" draw:text-style-name="P3" svg:width="5.126in" svg:height="1.2752in" svg:x="2.211in" svg:y="5.0256in"><draw:text-box><text:p><text:span text:style-name="T1">BITPROY (2021 <text:s/>- 2023)</text:span></text:p><text:p text:style-name="P2"><text:span text:style-name="T2">Programador utilizando tecnologías web para el frontend asi como APIs nativas de javascript para mejorar el redimiento y optimización de procesos, desarrollo de aplicaciones móviles híbridas con React Native – Expo. Supervisor de proyectos Web y Móviles</text:span></text:p></draw:text-box></draw:frame><draw:frame text:anchor-type="paragraph" draw:z-index="6" draw:name="Text Frame 8" draw:style-name="gr2" draw:text-style-name="P3" svg:width="5.126in" svg:height="0.8024in" svg:x="2.211in" svg:y="6.7236in"><draw:text-box><text:p text:style-name="P4"><text:span text:style-name="T1">FREELANCER (2020 - Ahora)</text:span></text:p><text:p text:style-name="P4"><text:span text:style-name="T3">Back-end y programador web usando tecnologías como JavasCript, React, Apollo Client y Python, Flask, GraphQL</text:span></text:p></draw:text-box></draw:frame><draw:frame text:anchor-type="paragraph" draw:z-index="7" draw:name="Text Frame 9" draw:style-name="gr2" draw:text-style-name="P3" svg:width="5.126in" svg:height="0.8024in" svg:x="2.211in" svg:y="7.8071in"><draw:text-box><text:p><text:span text:style-name="T1">Portafolio</text:span></text:p><text:p text:style-name="P2"><text:span text:style-name="T2"><text:a xlink:href="https://marlon-rt14.github.io/" xlink:type="simple">https://marlon-rt14.github.io</text:a></text:span></text:p><text:p text:style-name="P2"><text:span text:style-name="T2"/></text:p></draw:text-box></draw:frame><draw:frame text:anchor-type="paragraph" draw:z-index="8" draw:name="Text Frame 10" draw:style-name="gr1" draw:text-style-name="P1" svg:width="8.2677in" svg:height="0.3543in" svg:x="-0.9661in" svg:y="-0.7874in"><draw:text-box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6:55:27.521206760</meta:creation-date>
    <dc:date>2023-06-10T12:51:36.779745932</dc:date>
    <meta:editing-duration>PT43M3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